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b37e7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b37e7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XXXIV</text:span></text:p>
      <text:p text:style-name="P2"><text:span text:style-name="T4">Был теплый майский вечер. Даша вышла из метро и направилась в сторону мрачных многоэтажек. Между домов стояли несколько молодых людей, поглядывая в ее сторону. Девушка резко ускорила шаг. Посмотрев на девушку в очередной раз, один из них кивнул, и люди направились следом за Дашей. У подъезда дорогу девушке перегородил высокий парень, а двое других подошли сзади. </text:span></text:p>
      <text:p text:style-name="P2"><text:span text:style-name="T4">–Добрый вечер! Ты пойдешь с нами, – сказал он.</text:span></text:p>
      <text:p text:style-name="P2"><text:span text:style-name="T4">–Кто вы и что вам нужно?! – крикнула девушка.</text:span></text:p>
      <text:p text:style-name="P2"><text:span text:style-name="T4">–Парни берем ее.</text:span></text:p>
      <text:p text:style-name="P2"><text:span text:style-name="T4">Дарья резко обернулась и двое стоявших сзади резко подхватили ее и потащили к машине, не обращая внимания на ее сопротивления и крики. Один из них уже открыл дверь машины и стал заталкивать девушку внутрь, как вдруг гулко разнесся в тишине вечера звук выстрела. Даша вздрогнула, вскрикнув. </text:span></text:p>
      <text:p text:style-name="P2"><text:span text:style-name="T4">–Оставьте девушку, уроды! – крикнул Евгений, стоявший метрах в 10 от них с пистолетом в руках. </text:span></text:p>
      <text:p text:style-name="P2"><text:span text:style-name="T4">–Ты кто такой, дядя? Шел бы лучше отсюда! – крикнул третий, выхватывая пистолет и направляя на Евгения. </text:span></text:p>
      <text:p text:style-name="P2"><text:span text:style-name="T4">Но не успел он сделать и шага, как уже лежал с закованными в наручники руками, а над ним стояла среднего роста девушка с пистолетом. Друзья его резко переглянулись и, толкнув Дашу так, что та упала, моментально запрыгнули в машину и поехали прочь. Евгений убрал пистолет и подбежал к Даше. </text:span></text:p>
      <text:p text:style-name="P2"><text:span text:style-name="T4">–Добрый вечер, Дарья Дмитриевна! Все хорошо? – сказал он, подавая руку.</text:span></text:p>
      <text:p text:style-name="P2"><text:soft-page-break/><text:span text:style-name="T4">–Евгений? Да, все хорошо, но что вы здесь делаете? – спросила девушка, подавая руку и вставая. </text:span></text:p>
      <text:p text:style-name="P2"><text:span text:style-name="T4">–Меня прислал Павел Даниилович. Он настоял на том, чтобы я поехал. Думаю, он знал, что будет спланирована попытка вашего похищения. Но вот почему сегодня? Сегодня какая-то значимая дата, может быть? </text:span></text:p>
      <text:p text:style-name="P2"><text:span text:style-name="T4">–Ну даже не знаю. А где сам Павел Даниилович? </text:span></text:p>
      <text:p text:style-name="P2"><text:span text:style-name="T4">–Он дома, ждет вас.</text:span></text:p>
      <text:p text:style-name="P2"><text:span text:style-name="T4">–Так вот как. Ну может, позволите мне хоть переодеться и вещи положить?</text:span></text:p>
      <text:p text:style-name="P2"><text:span text:style-name="T4">–Хорошо, но Джейн поднимется с вами.</text:span></text:p>
      <text:p text:style-name="P2"><text:span text:style-name="T4">–Джейн? – удивленно спросила Даша. </text:span></text:p>
      <text:p text:style-name="P2"><text:span text:style-name="T4">–Ваш личный телохранитель. Она профессионал, ну и думаю, вы подружитесь.</text:span></text:p>
      <text:p text:style-name="P2"><text:span text:style-name="T4">–Опять пожелание Павла Данииловича? – закатив глаза, сказала девушка. </text:span></text:p>
      <text:p text:style-name="P2"><text:span text:style-name="T4">Евгений кивнул, после чего они подошли к лежавшему на земле парню и Джейн. Это была зеленоглазая девушка с собранными в пучок, средней длины, шоколадными волосами. Одета она была в спортивную одежду, на ремне висела кобура с пистолетом. </text:span></text:p>
      <text:p text:style-name="P2"><text:span text:style-name="T4">–Даша? – улыбнувшись, спросила она.</text:span></text:p>
      <text:p text:style-name="P2"><text:span text:style-name="T4">–Да. А вы Джейн? – неуверенно ответила девушка.</text:span></text:p>
      <text:p text:style-name="P2"><text:span text:style-name="T4">–Да, ваш телохранитель. Очень приятно познакомиться. </text:span></text:p>
      <text:p text:style-name="P2"><text:span text:style-name="T4">–Да, мне тоже. Ну что, пойдемте? </text:span></text:p>
      <text:p text:style-name="P2"><text:span text:style-name="T4">–Да, не будем терять времени. Можем на ты, если вы не против. </text:span></text:p>
      <text:p text:style-name="P2"><text:span text:style-name="T4">–Да, почему бы нет. </text:span></text:p>
      <text:p text:style-name="P2"><text:soft-page-break/><text:span text:style-name="T4">Девушки скрылись за дверью подъезда, а Евгений присел на корточки, в одно движение сдернув с парня капюшон. </text:span></text:p>
      <text:p text:style-name="P2"><text:span text:style-name="T4">–На кого работаешь? Как зовут? </text:span></text:p>
      <text:p text:style-name="P2"><text:span text:style-name="T4">–Не твое дело. </text:span></text:p>
      <text:p text:style-name="P2"><text:span text:style-name="T4">–Ууу. А ты, я вижу, деловой. Посмотрим, как ты заговоришь в допросной. </text:span></text:p>
      <text:p text:style-name="P2"><text:span text:style-name="T4">–Э, ты чего. Какая допросная? Нас мужик попросил. Оружие дал, ну для виду. Сказал, что девка прошаренная и <text:s/>будет готова к тому, что мы ее в машину посадим и отвезем к нему. Денег дал. А мы же студенты, и так живется тяжело.</text:span></text:p>
      <text:p text:style-name="P2"><text:span text:style-name="T4">–Как мужик выглядел? </text:span></text:p>
      <text:p text:style-name="P2"><text:span text:style-name="T4">–Ну как-как, обычный мужик. В пальто таком коричневом, в шляпе, высокий. С портфелем кожаным. Волосы светлые. </text:span></text:p>
      <text:p text:style-name="P2"><text:span text:style-name="T4">–Ладно, иди! Но только попробуй еще что-то такое затеять! </text:span></text:p>
      <text:p text:style-name="P2"><text:span text:style-name="T4">Евгений расстегнул наручниками и проводил взглядом быстро убегавшего парня. Девушки вышли из подъезда, весело болтая. «Говорил же, подружатся» – подумал Евгений, садясь в машину. Девушки сели на задние сиденья, продолжая болтать. Евгений улыбнулся и, развернувшись, поехал по пустой дороге в сторону дома Павла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33:58.280000000</meta:creation-date>
    <dc:date>2022-05-15T19:34:19.698000000</dc:date>
    <meta:editing-duration>PT21S</meta:editing-duration>
    <meta:editing-cycles>1</meta:editing-cycles>
    <meta:document-statistic meta:table-count="0" meta:image-count="0" meta:object-count="0" meta:page-count="3" meta:paragraph-count="35" meta:word-count="535" meta:character-count="3407" meta:non-whitespace-character-count="2872"/>
    <meta:generator>LibreOffice/7.2.2.2$Windows_X86_64 LibreOffice_project/02b2acce88a210515b4a5bb2e46cbfb63fe97d56</meta:generator>
  </office:meta>
</office:document-meta>
</file>